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text-properties officeooo:rsid="00d2f459" officeooo:paragraph-rsid="00e53ca6"/>
    </style:style>
    <style:style style:name="P44" style:family="paragraph" style:parent-style-name="Text_20_body">
      <style:text-properties officeooo:rsid="00d2f459" officeooo:paragraph-rsid="01f3bacc"/>
    </style:style>
    <style:style style:name="P45" style:family="paragraph" style:parent-style-name="Text_20_body">
      <style:text-properties officeooo:rsid="01af2542" officeooo:paragraph-rsid="01af2542"/>
    </style:style>
    <style:style style:name="P46" style:family="paragraph" style:parent-style-name="Text_20_body">
      <style:text-properties officeooo:rsid="01f46f38" officeooo:paragraph-rsid="01f46f38"/>
    </style:style>
    <style:style style:name="P47" style:family="paragraph" style:parent-style-name="Text_20_body">
      <style:text-properties officeooo:rsid="01f66dd8" officeooo:paragraph-rsid="01f66dd8"/>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5a8087" officeooo:paragraph-rsid="005a8087"/>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9846in" fo:margin-right="0in" fo:text-indent="0in" style:auto-text-indent="false"/>
      <style:text-properties officeooo:rsid="01e2955b" officeooo:paragraph-rsid="01e2955b"/>
    </style:style>
    <style:style style:name="P79" style:family="paragraph" style:parent-style-name="Text_20_body">
      <style:paragraph-properties fo:margin-left="0.9846in" fo:margin-right="0in" fo:text-indent="0in" style:auto-text-indent="false"/>
      <style:text-properties officeooo:rsid="001a5c48" officeooo:paragraph-rsid="001a5c48"/>
    </style:style>
    <style:style style:name="P80" style:family="paragraph" style:parent-style-name="Text_20_body">
      <style:paragraph-properties fo:margin-left="0.9846in" fo:margin-right="0in" fo:text-indent="0in" style:auto-text-indent="false"/>
      <style:text-properties officeooo:rsid="0035d883" officeooo:paragraph-rsid="01e2d897"/>
    </style:style>
    <style:style style:name="P81" style:family="paragraph" style:parent-style-name="Text_20_body">
      <style:paragraph-properties fo:margin-left="0.9846in" fo:margin-right="0in" fo:text-indent="0in" style:auto-text-indent="false"/>
      <style:text-properties officeooo:rsid="01e3e943" officeooo:paragraph-rsid="01e3e943"/>
    </style:style>
    <style:style style:name="P82" style:family="paragraph" style:parent-style-name="Text_20_body">
      <style:paragraph-properties fo:margin-left="0.9846in" fo:margin-right="0in" fo:text-indent="0in" style:auto-text-indent="false"/>
      <style:text-properties officeooo:rsid="001e6645" officeooo:paragraph-rsid="001e6645"/>
    </style:style>
    <style:style style:name="P83" style:family="paragraph" style:parent-style-name="Text_20_body">
      <style:paragraph-properties fo:margin-left="0.9846in" fo:margin-right="0in" fo:text-indent="0in" style:auto-text-indent="false"/>
      <style:text-properties officeooo:rsid="01e4d628" officeooo:paragraph-rsid="01e4d628"/>
    </style:style>
    <style:style style:name="P84" style:family="paragraph" style:parent-style-name="Text_20_body">
      <style:paragraph-properties fo:margin-left="0.9846in" fo:margin-right="0in" fo:text-indent="0in" style:auto-text-indent="false"/>
      <style:text-properties officeooo:rsid="01e540b8" officeooo:paragraph-rsid="01e540b8"/>
    </style:style>
    <style:style style:name="P85" style:family="paragraph" style:parent-style-name="Text_20_body">
      <style:paragraph-properties fo:margin-left="0.9846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74cc83" officeooo:paragraph-rsid="0074cc83"/>
    </style:style>
    <style:style style:name="P87" style:family="paragraph" style:parent-style-name="Text_20_body">
      <style:paragraph-properties fo:margin-left="0in" fo:margin-right="0in" fo:text-indent="0in" style:auto-text-indent="false"/>
      <style:text-properties officeooo:rsid="00417793" officeooo:paragraph-rsid="00454e13"/>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5a8087" officeooo:paragraph-rsid="005a8087"/>
    </style:style>
    <style:style style:name="P90" style:family="paragraph" style:parent-style-name="Text_20_body">
      <style:paragraph-properties fo:margin-left="1.4772in" fo:margin-right="0in" fo:text-indent="0in" style:auto-text-indent="false"/>
      <style:text-properties officeooo:rsid="00717887" officeooo:paragraph-rsid="0126186b"/>
    </style:style>
    <style:style style:name="P91" style:family="paragraph" style:parent-style-name="Text_20_body">
      <style:paragraph-properties fo:margin-left="1.4772in" fo:margin-right="0in" fo:text-indent="0in" style:auto-text-indent="false"/>
      <style:text-properties officeooo:rsid="00ef05a7" officeooo:paragraph-rsid="01277d57"/>
    </style:style>
    <style:style style:name="P92" style:family="paragraph" style:parent-style-name="Title">
      <style:paragraph-properties fo:text-align="end" style:justify-single-word="false"/>
      <style:text-properties officeooo:rsid="0007204f" officeooo:paragraph-rsid="0007204f"/>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f6620"/>
    </style:style>
    <style:style style:name="T110" style:family="text">
      <style:text-properties officeooo:rsid="01e13ec3"/>
    </style:style>
    <style:style style:name="T111" style:family="text">
      <style:text-properties officeooo:rsid="000e52b3"/>
    </style:style>
    <style:style style:name="T112" style:family="text">
      <style:text-properties officeooo:rsid="01e6d222"/>
    </style:style>
    <style:style style:name="T113" style:family="text">
      <style:text-properties officeooo:rsid="01e79a04"/>
    </style:style>
    <style:style style:name="T114" style:family="text">
      <style:text-properties officeooo:rsid="01e8a644"/>
    </style:style>
    <style:style style:name="T115" style:family="text">
      <style:text-properties officeooo:rsid="01f1b238"/>
    </style:style>
    <style:style style:name="T116" style:family="text">
      <style:text-properties officeooo:rsid="00c72a8c"/>
    </style:style>
    <style:style style:name="T117" style:family="text">
      <style:text-properties officeooo:rsid="01f287c5"/>
    </style:style>
    <style:style style:name="T118" style:family="text">
      <style:text-properties officeooo:rsid="01f7464e"/>
    </style:style>
    <style:style style:name="T119" style:family="text">
      <style:text-properties officeooo:rsid="01f84627"/>
    </style:style>
    <style:style style:name="T120" style:family="text">
      <style:text-properties officeooo:rsid="01f85182"/>
    </style:style>
    <style:style style:name="T121" style:family="text">
      <style:text-properties officeooo:rsid="01fcbc67"/>
    </style:style>
    <style:style style:name="T122" style:family="text">
      <style:text-properties officeooo:rsid="0016eb8b"/>
    </style:style>
    <style:style style:name="T123" style:family="text">
      <style:text-properties style:font-name="Liberation Sans" fo:font-size="18pt" officeooo:rsid="01fcbc67" style:font-name-asian="WenQuanYi Micro Hei" style:font-size-asian="18pt" style:font-name-complex="Lohit Devanagari" style:font-size-complex="18pt"/>
    </style:style>
    <style:style style:name="T124" style:family="text">
      <style:text-properties style:font-name="Liberation Sans" fo:font-size="18pt" officeooo:rsid="01fdb0bb" style:font-name-asian="WenQuanYi Micro Hei" style:font-size-asian="18pt" style:font-name-complex="Lohit Devanagari" style:font-size-complex="18pt"/>
    </style:style>
    <style:style style:name="T125" style:family="text">
      <style:text-properties style:font-name="Liberation Sans" fo:font-size="18pt" officeooo:rsid="01ff53aa" style:font-name-asian="WenQuanYi Micro Hei" style:font-size-asian="18pt" style:font-name-complex="Lohit Devanagari" style:font-size-complex="18pt"/>
    </style:style>
    <style:style style:name="T126" style:family="text">
      <style:text-properties officeooo:rsid="01ff53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3">A Web Browser</text:p>
      <text:p text:style-name="P94"><text:span text:style-name="T122">Version 202</text:span><text:span text:style-name="T126">2</text:span><text:span text:style-name="T122">.</text:span><text:span text:style-name="T125">01</text:span><text:span text:style-name="T117">.</text:span><text:span text:style-name="T126">1</text:span><text:span text:style-name="T12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0"><text:span text:style-name="T87">Dooble is a</text:span><text:span text:style-name="T111">n elegant, </text:span><text:span text:style-name="T110">portable</text:span><text:span text:style-name="T111">, </text:span><text:span text:style-name="T11">and zero-dependency </text:span><text:span text:style-name="T111">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2">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3">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103" text:outline-level="1"><text:bookmark-start text:name="__RefHeading___Toc834_1508254940"/>Address Widget<text:bookmark-end text:name="__RefHeading___Toc834_1508254940"/></text:h>
      <text:p text:style-name="P42"><text:span text:style-name="T116">The address widget contains the current page’s URL. The </text:span><text:span text:style-name="T59">present</text:span><text:span text:style-name="T116"> </text:span><text:span text:style-name="T54">URL</text:span><text:span text:style-name="T116"> may be </text:span><text:span text:style-name="T40">inserted in the Favorites container by pressing the </text:span><text:span text:style-name="T115">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104"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5"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44">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43"/>
      <text:h text:style-name="P10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7" text:outline-level="1"><text:bookmark-start text:name="__RefHeading___Toc1186_50453450"/>Command-Line Options<text:bookmark-end text:name="__RefHeading___Toc1186_50453450"/></text:h>
      <text:p text:style-name="P46">The command-line option --load-url is supported by Dooble. Multiple instances are allowed.</text:p>
      <text:p text:style-name="P45">The command-line option --private is supported by Dooble. If provided, <text:span text:style-name="T103">the first Dooble window will be a private window.</text:span></text:p>
      <text:p text:style-name="P47">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9"><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49">If enabled, unchecked domains will be purged every 15 seconds. <text:span text:style-name="T47">Purging occurs on the main thread.</text:span></text:p>
      <text:p text:style-name="P87"/>
      <text:h text:style-name="P109" text:outline-level="1"><text:bookmark-start text:name="__RefHeading___Toc1268_1551959347"/>Debian<text:bookmark-end text:name="__RefHeading___Toc1268_1551959347"/></text:h>
      <text:p text:style-name="P31">The Debian package <text:span text:style-name="T118">may be</text:span> GPG-signed. This section describes the process of verifying the <text:span text:style-name="T119">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20">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1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1">and newer</text:span>. <text:span text:style-name="T18">Downloads data are stored in the SQLite database dooble_downloads.db.</text:span></text:p>
      <text:p text:style-name="P8"/>
      <text:h text:style-name="P11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8">The File menu includes several basic functions.</text:p>
      <text:h text:style-name="P134"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6">A new tab is appended to the end of the tab widget.</text:p>
      <text:h text:style-name="P136" text:outline-level="3"><text:bookmark-start text:name="__RefHeading___Toc35_1852866977"/>New Window<text:bookmark-end text:name="__RefHeading___Toc35_1852866977"/></text:h>
      <text:p text:style-name="P61">Open a new window.</text:p>
      <text:h text:style-name="P137" text:outline-level="3"><text:bookmark-start text:name="__RefHeading___Toc37_1852866977"/>Close Tab<text:bookmark-end text:name="__RefHeading___Toc37_1852866977"/></text:h>
      <text:p text:style-name="P79">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1">Place focus on the URL widget.</text:p>
      <text:h text:style-name="P139" text:outline-level="3"><text:bookmark-start text:name="__RefHeading___Toc1632_3695771984"/>Save<text:bookmark-end text:name="__RefHeading___Toc1632_3695771984"/></text:h>
      <text:p text:style-name="P80">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2">A <text:span text:style-name="T51">modal </text:span>print dialog is displayed.</text:p>
      <text:h text:style-name="P140" text:outline-level="3"><text:bookmark-start text:name="__RefHeading___Toc369_1594680094"/>Print Preview<text:bookmark-end text:name="__RefHeading___Toc369_1594680094"/></text:h>
      <text:p text:style-name="P78">Display a preview of the current page.</text:p>
      <text:h text:style-name="P141" text:outline-level="3"><text:bookmark-start text:name="__RefHeading___Toc39_1852866977"/>Exit Dooble<text:bookmark-end text:name="__RefHeading___Toc39_1852866977"/></text:h>
      <text:p text:style-name="P57">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7">Remove contents <text:span text:style-name="T88">from</text:span> the local Visited Links file.</text:p>
      <text:h text:style-name="P145" text:outline-level="3"><text:bookmark-start text:name="__RefHeading___Toc371_1594680094"/>Find<text:bookmark-end text:name="__RefHeading___Toc371_1594680094"/></text:h>
      <text:p text:style-name="P65">Enables the Find panel.</text:p>
      <text:h text:style-name="P146" text:outline-level="3"><text:bookmark-start text:name="__RefHeading___Toc6186_1852866977"/>Settings<text:bookmark-end text:name="__RefHeading___Toc6186_1852866977"/></text:h>
      <text:p text:style-name="P82">Display the Settings window.</text:p>
      <text:h text:style-name="P147" text:outline-level="3"><text:bookmark-start text:name="__RefHeading___Toc1634_3695771984"/>Vacuum Databases<text:bookmark-end text:name="__RefHeading___Toc1634_3695771984"/></text:h>
      <text:p text:style-name="P83">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58">Display the Accepted / Blocked Domains window.</text:p>
      <text:h text:style-name="P144" text:outline-level="3"><text:bookmark-start text:name="__RefHeading___Toc189_697823169"/>Certificate Exceptions<text:bookmark-end text:name="__RefHeading___Toc189_697823169"/></text:h>
      <text:p text:style-name="P58">Display the Certificate Exceptions window.</text:p>
      <text:h text:style-name="P149" text:outline-level="3"><text:bookmark-start text:name="__RefHeading___Toc1636_3695771984"/>Charts<text:bookmark-end text:name="__RefHeading___Toc1636_3695771984"/></text:h>
      <text:p text:style-name="P84">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58">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8">Display the Downloads window.</text:p>
      <text:h text:style-name="P150" text:outline-level="3"><text:bookmark-start text:name="__RefHeading___Toc195_697823169"/>Favorites<text:bookmark-end text:name="__RefHeading___Toc195_697823169"/></text:h>
      <text:p text:style-name="P58">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5">Display a <text:span text:style-name="T105">digital </text:span>clock dialog.</text:p>
      <text:h text:style-name="P150" text:outline-level="3"><text:bookmark-start text:name="__RefHeading___Toc197_697823169"/>History<text:bookmark-end text:name="__RefHeading___Toc197_697823169"/></text:h>
      <text:p text:style-name="P58">Display the History window.</text:p>
      <text:h text:style-name="P152"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4">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0">Disable or enable full-screen mode.</text:p>
      <text:h text:style-name="P154" text:outline-level="3"><text:bookmark-start text:name="__RefHeading___Toc213_697823169"/>Show Status Bar<text:bookmark-end text:name="__RefHeading___Toc213_697823169"/></text:h>
      <text:p text:style-name="P60">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76">Clear the history.</text:p>
      <text:h text:style-name="P155" text:outline-level="3"><text:bookmark-start text:name="__RefHeading___Toc1598_1788711111"/><text:soft-page-break/>History<text:bookmark-end text:name="__RefHeading___Toc1598_1788711111"/></text:h>
      <text:p text:style-name="P76">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59">Display <text:span text:style-name="T10">the non-modal </text:span>About dialog.</text:p>
      <text:h text:style-name="P156" text:outline-level="3"><text:bookmark-start text:name="__RefHeading___Toc205_697823169"/>Documentation<text:bookmark-end text:name="__RefHeading___Toc205_697823169"/></text:h>
      <text:p text:style-name="P59">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5">Display Dooble’s release notes in a separate tab.</text:p>
      <text:p text:style-name="P88"/>
      <text:h text:style-name="P11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11" text:outline-level="1"><text:bookmark-start text:name="__RefHeading___Toc830_1508254940"/><text:span text:style-name="T33">Performance and </text:span>Security Considerations<text:bookmark-end text:name="__RefHeading___Toc830_1508254940"/></text:h>
      <text:list xml:id="list1734779174"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2">Dooble attempts to lock secret </text:span><text:span text:style-name="T113">keys</text:span><text:span text:style-name="T112">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9"/>
      <text:h text:style-name="P113" text:outline-level="1"><text:bookmark-start text:name="__RefHeading___Toc6188_1852866977"/>Private Windows<text:bookmark-end text:name="__RefHeading___Toc6188_1852866977"/></text:h>
      <text:p text:style-name="P3">When browsing in private windows, Dooble does not save the following data:</text:p>
      <text:list xml:id="list63244451"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3">While in private windows, Dooble does save:</text:p>
      <text:list xml:id="list3864196893" text:style-name="L3">
        <text:list-item>
          <text:p text:style-name="P182">Downloads</text:p>
        </text:list-item>
        <text:list-item>
          <text:p text:style-name="P182">Favorites</text:p>
        </text:list-item>
      </text:list>
      <text:p text:style-name="P10"/>
      <text:h text:style-name="P11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90">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90">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90">Dooble shall store private data in authentically-encrypted containers using session credentials. The data will not be available in future sessions.</text:p>
      <text:p text:style-name="P70">Additional specifics are listed bellow.</text:p>
      <text:p text:style-name="P91">CBC is the preferred cipher mode of operation.</text:p>
      <text:p text:style-name="P91">SHA3-512 is the favored hash algorithm.</text:p>
      <text:p text:style-name="P91">The password must contain at least 1 character.</text:p>
      <text:p text:style-name="P91"><text:soft-page-break/>The process is interruptible.</text:p>
      <text:p text:style-name="P91">The pseudo-random password salt is composed of 64 bytes.</text:p>
      <text:h text:style-name="P160" text:outline-level="3"><text:bookmark-start text:name="__RefHeading___Toc1144_1823429614"/>UTC Time Zone<text:bookmark-end text:name="__RefHeading___Toc1144_1823429614"/></text:h>
      <text:p text:style-name="P71">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68">Required for HTML5 storage.</text:p>
      <text:h text:style-name="P162" text:outline-level="3"><text:bookmark-start text:name="__RefHeading___Toc2048_1464008250"/>User Agent<text:bookmark-end text:name="__RefHeading___Toc2048_1464008250"/></text:h>
      <text:p text:style-name="P72"><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6">Note: Dooble does not remove the local WebEnginePersistentStorage <text:span text:style-name="T22">directory </text:span>during a reset. Please remove this directory <text:span text:style-name="T23">after a reset completes</text:span>.</text:p>
      <text:p text:style-name="P11"/>
      <text:h text:style-name="P11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4">See QRandomGenerator.</text:p>
      <text:h text:style-name="P133" text:outline-level="2"><text:bookmark-start text:name="__RefHeading___Toc426_938157555"/>Linux<text:bookmark-end text:name="__RefHeading___Toc426_938157555"/></text:h>
      <text:p text:style-name="P50"><text:span text:style-name="T114">See </text:span>Q<text:span text:style-name="T114">R</text:span>andomGenerator.</text:p>
      <text:h text:style-name="P133" text:outline-level="2"><text:bookmark-start text:name="__RefHeading___Toc428_938157555"/>Windows<text:bookmark-end text:name="__RefHeading___Toc428_938157555"/></text:h>
      <text:p text:style-name="P50"><text:span text:style-name="T114">See </text:span>Q<text:span text:style-name="T114">R</text:span>andomGenerator.</text:p>
      <text:p text:style-name="P89"/>
      <text:h text:style-name="P11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5"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6"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7"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8"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2-01-14T16:01:12.344668588</dc:date>
    <meta:editing-duration>P2DT16H16M32S</meta:editing-duration>
    <meta:editing-cycles>508</meta:editing-cycles>
    <meta:generator>LibreOffice/6.4.7.2$Linux_X86_64 LibreOffice_project/40$Build-2</meta:generator>
    <meta:document-statistic meta:table-count="0" meta:image-count="2" meta:object-count="0" meta:page-count="30" meta:paragraph-count="304" meta:word-count="2404" meta:character-count="16077" meta:non-whitespace-character-count="14005"/>
  </office:meta>
</office:document-meta>
</file>